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00b5f3" officeooo:paragraph-rsid="0000b5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span text:style-name="T1">b</text:span>c<text:span text:style-name="T2">d</text:span>e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4:40:00.232605834</meta:creation-date>
    <dc:date>2014-09-27T14:40:26.79060976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6.3$Linux_X86_64 LibreOffice_project/420m0$Build-3</meta:generator>
  </office:meta>
</office:document-meta>
</file>